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189" office:value-type="string" calcext:value-type="string">
            <text:p>av-luke – unpubl’ed!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4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9:31:57.815936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2T16:13:51.473368068</dc:date>
    <meta:editing-duration>P122DT3H14M17S</meta:editing-duration>
    <meta:editing-cycles>1481</meta:editing-cycles>
    <meta:document-statistic meta:table-count="12" meta:cell-count="3230" meta:object-count="0"/>
  </office:meta>
</office:document-meta>
</file>